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400000000E17BB9899540FEA7D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Nimbus Sans" svg:font-family="'Nimbus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8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P1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cm" svg:height="12.185cm" svg:x="1.398cm" svg:y="0.626cm" presentation:class="subtitle" presentation:placeholder="true" presentation:user-transformed="true">
          <draw:text-box/>
        </draw:frame>
        <draw:frame draw:style-name="standard" draw:layer="layout" svg:width="14.098cm" svg:height="5.998cm" svg:x="7.04cm" svg:y="4.9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text</text:p>
              </table:table-cell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Nimbus Sans" svg:font-family="'Nimbus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imbus Sans" style:font-family-asian="'Nimbus Sans'" style:font-family-generic-asian="system" style:font-pitch-asian="variable" style:font-size-asian="18pt" style:font-name-complex="Gargi-1.2b" style:font-family-complex="Gargi-1.2b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text-indent="0cm"/>
      <style:text-properties fo:font-size="28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lored-background" style:family="presentation">
      <style:graphic-properties draw:stroke="none" draw:fill="solid" draw:fill-color="#2a6099"/>
      <style:text-properties style:letter-kerning="true"/>
    </style:style>
    <style:style style:name="Colo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lo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lored-outline1" style:family="presentation">
      <style:graphic-properties draw:stroke="none" draw:fill="none" draw:auto-grow-height="false" draw:fit-to-size="false" style:shrink-to-fit="true">
        <text:list-style style:name="Colo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lored-outline2" style:family="presentation" style:parent-style-name="Colored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Colored-outline3" style:family="presentation" style:parent-style-name="Colored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Colored-outline4" style:family="presentation" style:parent-style-name="Colored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Colored-outline5" style:family="presentation" style:parent-style-name="Colored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Colored-outline6" style:family="presentation" style:parent-style-name="Colored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Colored-outline7" style:family="presentation" style:parent-style-name="Colored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Colored-outline8" style:family="presentation" style:parent-style-name="Colored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Colored-outline9" style:family="presentation" style:parent-style-name="Colored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Colored-subtitle" style:family="presentation">
      <style:graphic-properties draw:stroke="none" draw:fill="none" draw:textarea-vertical-align="middle">
        <text:list-style style:name="Colo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lored-title" style:family="presentation">
      <style:graphic-properties draw:stroke="none" draw:fill="none" draw:textarea-vertical-align="middle">
        <text:list-style style:name="Colo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a60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Colo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Colore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Colore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cm" svg:height="2.628cm" svg:x="1.398cm" svg:y="0.626cm" presentation:class="title" presentation:placeholder="true">
        <draw:text-box/>
      </draw:frame>
      <draw:frame presentation:style-name="Default-outline1" draw:layer="backgroundobjects" svg:width="25.19cm" svg:height="9.133cm" svg:x="1.398cm" svg:y="3.681cm" presentation:class="outline" presentation:placeholder="true">
        <draw:text-box/>
      </draw:frame>
      <draw:frame presentation:style-name="Mpr1" draw:text-style-name="MP2" draw:layer="backgroundobjects" svg:width="6.521cm" svg:height="1.085cm" svg:x="1.398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69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7cm" svg:y="14.34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092cm" svg:height="5.952cm" svg:x="0.594cm" svg:y="0.254cm">
        <draw:image xlink:href="Pictures/1000020100000400000000E17BB9899540FEA7D4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lored" style:page-layout-name="PM1" draw:style-name="Mdp2">
      <draw:frame presentation:style-name="Colored-title" draw:layer="backgroundobjects" svg:width="25.19cm" svg:height="2.629cm" svg:x="1.398cm" svg:y="0.626cm" presentation:class="title" presentation:placeholder="true">
        <draw:text-box/>
      </draw:frame>
      <draw:frame presentation:style-name="Colored-outline1" draw:layer="backgroundobjects" svg:width="25.19cm" svg:height="9.133cm" svg:x="1.398cm" svg:y="3.683cm" presentation:class="outline" presentation:placeholder="true">
        <draw:text-box/>
      </draw:frame>
      <draw:frame presentation:style-name="Mpr4" draw:text-style-name="MP2" draw:layer="backgroundobjects" svg:width="6.521cm" svg:height="1.085cm" svg:x="1.398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085cm" svg:x="9.571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085cm" svg:x="20.067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olored-title" draw:layer="backgroundobjects" svg:width="0.001cm" svg:height="0.001cm" svg:x="0cm" svg:y="2.123cm" presentation:class="page"/>
        <draw:frame presentation:style-name="Color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2-10T16:21:13.186527770</meta:creation-date>
    <meta:generator>LibreOffice/7.0.6.2$Linux_X86_64 LibreOffice_project/00$Build-2</meta:generator>
    <dc:date>2021-06-14T15:39:41.191251422</dc:date>
    <meta:editing-duration>PT9M50S</meta:editing-duration>
    <meta:editing-cycles>20</meta:editing-cycles>
    <meta:document-statistic meta:object-count="37"/>
  </office:meta>
</office:document-meta>
</file>